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2-01-02_02-38-43_000.jpg</text:p>
          </table:table-cell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2-01-02_02-38-47_000.jpg</text:p>
          </table:table-cell>
          <table:table-cell table:style-name="ce19" office:value-type="string">
            <text:p>:m :PHOTO 寝た時刻 / 2021</text:p>
          </table:table-cell>
          <table:table-cell table:style-name="ce20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m :PHOTO 寝た時刻 / 2021">
            <text:p>:m :PHOTO 寝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2-01-02_10-49-36_000.jpg</text:p>
          </table:table-cell>
          <table:table-cell table:style-name="ce19" office:value-type="string">
            <text:p>:m :PHOTO 起きた時刻 / 2021</text:p>
          </table:table-cell>
          <table:table-cell table:style-name="ce12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2-01-02_10-50-16_000.jpg</text:p>
          </table:table-cell>
          <table:table-cell table:style-name="ce19" office:value-type="string">
            <text:p>:m :th / topic=数学：虚数について / content=`i`の役割。catalystのよう。 / lang=ja</text:p>
          </table:table-cell>
          <table:table-cell table:style-name="ce19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:th / topic=数学：虚数について / content=`i`の役割。catalystのよう。 / lang=ja">
            <text:p>:m :th / topic=数学：虚数について / content=`i`の役割。catalystのよう。 / lang=ja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2-01-02_12-24-38_000.jpg</text:p>
          </table:table-cell>
          <table:table-cell table:style-name="ce19" office:value-type="string">
            <text:p><text:s/>:m 食べた物 </text:p>
          </table:table-cell>
          <table:table-cell table:style-name="ce12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2-01-02_15-01-13_000.jpg</text:p>
          </table:table-cell>
          <table:table-cell table:style-name="ce19" office:value-type="string">
            <text:p>:m #*# RES / JVEMV6 64#140-7.2 / 『煙草問屋扱方一件他』 / w=問屋共惣割賦～趣ニ相聞申候 / p.~ / topic=~,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:m #*# RES / JVEMV6 64#140-7.2 / 『煙草問屋扱方一件他』 / w=問屋共惣割賦～趣ニ相聞申候 / p.~ / topic=~,other=~">
            <text:p>:m #*# RES / JVEMV6 64#140-7.2 / 『煙草問屋扱方一件他』 / w=問屋共惣割賦～趣ニ相聞申候 / p.~ / topic=~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2-01-02_16-35-29_000.jpg</text:p>
          </table:table-cell>
          <table:table-cell table:style-name="ce19" office:value-type="string">
            <text:p>:m RES 1*3 / free# JVEMV6 68#_145:1 / 68. theoretical-physics(tp) / w=~,topics=微分方程式(eman),other=~,s=~,i=~,doc=r-9-1~10.3</text:p>
          </table:table-cell>
          <table:table-cell table:style-name="ce19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:m RES 1*3 / free# JVEMV6 68#_145:1 / 68. theoretical-physics(tp) / w=~,topics=微分方程式(eman),other=~,s=~,i=~,doc=r-9-1~10.3">
            <text:p>:m RES 1*3 / free# JVEMV6 68#_145:1 / 68. theoretical-physics(tp) / w=~,topics=微分方程式(eman),other=~,s=~,i=~,doc=r-9-1~10.3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2-01-02_16-36-01_000.jpg</text:p>
          </table:table-cell>
          <table:table-cell table:style-name="ce19" office:value-type="string">
            <text:p>:m RES 2*3 / free# JVEMV6 68#_145:1 / 68. theoretical-physics(tp) / w=~,topics=微分方程式(eman),other=~,s=~,i=~,doc=r-9-1~10.3#3.3</text:p>
          </table:table-cell>
          <table:table-cell table:style-name="ce19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:m RES 2*3 / free# JVEMV6 68#_145:1 / 68. theoretical-physics(tp) / w=~,topics=微分方程式(eman),other=~,s=~,i=~,doc=r-9-1~10.3#3.3">
            <text:p>:m RES 2*3 / free# JVEMV6 68#_145:1 / 68. theoretical-physics(tp) / w=~,topics=微分方程式(eman),other=~,s=~,i=~,doc=r-9-1~10.3#3.3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string">
            <text:p>2022-01-02_16-36-30_000.jpg</text:p>
          </table:table-cell>
          <table:table-cell table:style-name="ce12" office:value-type="string">
            <text:p>:m RES 3*3 / free# JVEMV6 68#_145:1 / 68. theoretical-physics(tp) / w=~,topics=微分方程式(eman),other=~,s=~,i=~,doc=r-9-1~10.3#5.2;r-9-1~11.1#1.3</text:p>
          </table:table-cell>
          <table:table-cell table:style-name="ce19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:m RES 3*3 / free# JVEMV6 68#_145:1 / 68. theoretical-physics(tp) / w=~,topics=微分方程式(eman),other=~,s=~,i=~,doc=r-9-1~10.3#5.2;r-9-1~11.1#1.3">
            <text:p>:m RES 3*3 / free# JVEMV6 68#_145:1 / 68. theoretical-physics(tp) / w=~,topics=微分方程式(eman),other=~,s=~,i=~,doc=r-9-1~10.3#5.2;r-9-1~11.1#1.3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2-01-02_20-44-50_000.jpg</text:p>
          </table:table-cell>
          <table:table-cell table:style-name="ce19" office:value-type="string">
            <text:p><text:s/>:m 食べた物 </text:p>
          </table:table-cell>
          <table:table-cell table:style-name="ce19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2-01-02_18-56-20_000.mp4</text:p>
          </table:table-cell>
          <table:table-cell table:style-name="ce19" office:value-type="string">
            <text:p>:VIDEO / @自室 / 記録 / jap.flute / 演奏、play / R=1 / todays-melody,genr=~,for=~,Re+,other=humming</text:p>
          </table:table-cell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:VIDEO / @自室 / 記録 / jap.flute / 演奏、play / R=1 / todays-melody,genr=~,for=~,Re+,other=humming">
            <text:p>:VIDEO / @自室 / 記録 / jap.flute / 演奏、play / R=1 / todays-melody,genr=~,for=~,Re+,other=humming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2-01-02_19-07-54_000.mp4</text:p>
          </table:table-cell>
          <table:table-cell table:style-name="ce19" office:value-type="string">
            <text:p>:VIDEO / @自室 / 記録 / jap.flute-bamboo / 演奏、play / R=1 / genr=todays-melody,Re+,R=1,other=humming</text:p>
          </table:table-cell>
          <table:table-cell table:style-name="ce21"/>
          <table:table-cell table:style-name="ce5"/>
          <table:table-cell table:style-name="ce5"/>
          <table:table-cell table:style-name="ce40" table:formula="of:=IF([.E13]=&quot;&quot;;[.C13];CONCATENATE([.C13];&quot; / &quot;;[.E13]))" office:value-type="string" office:string-value=":VIDEO / @自室 / 記録 / jap.flute-bamboo / 演奏、play / R=1 / genr=todays-melody,Re+,R=1,other=humming">
            <text:p>:VIDEO / @自室 / 記録 / jap.flute-bamboo / 演奏、play / R=1 / genr=todays-melody,Re+,R=1,other=humming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21"/>
          <table:table-cell table:style-name="ce5"/>
          <table:table-cell table:style-name="ce5"/>
          <table:table-cell table:style-name="ce40" table:formula="of:=IF([.E14]=&quot;&quot;;[.C14];CONCATENATE([.C14];&quot; / &quot;;[.E14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15]=&quot;&quot;;[.C15];CONCATENATE([.C15];&quot; / &quot;;[.E15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19]=&quot;&quot;;[.C19];CONCATENATE([.C19];&quot; / &quot;;[.E1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0]=&quot;&quot;;[.C20];CONCATENATE([.C20];&quot; / &quot;;[.E2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1]=&quot;&quot;;[.C21];CONCATENATE([.C21];&quot; / &quot;;[.E2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9]=&quot;&quot;;[.C29];CONCATENATE([.C29];&quot; / &quot;;[.E2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0]" office:value-type="string" office:string-value="N-35-35-28.683471 E-139-34-49.324951">
            <text:p>N-35-35-28.683471 E-139-34-49.324951</text:p>
          </table:table-cell>
          <table:table-cell table:style-name="ce5" office:value-type="string">
            <text:p>N-35-35-28.683471 E-139-34-49.324951</text:p>
          </table:table-cell>
          <table:table-cell table:style-name="ce40" table:formula="of:=IF([.E30]=&quot;&quot;;[.C30];CONCATENATE([.C30];&quot; / &quot;;[.E30]))" office:value-type="string" office:string-value=" / N-35-35-28.683471 E-139-34-49.324951">
            <text:p><text:s/>/ N-35-35-28.683471 E-139-34-49.32495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1]" office:value-type="string" office:string-value="N-35-35-28.697204 E-139-34-50.039062">
            <text:p>N-35-35-28.697204 E-139-34-50.039062</text:p>
          </table:table-cell>
          <table:table-cell table:style-name="ce5" office:value-type="string">
            <text:p>N-35-35-28.697204 E-139-34-50.039062</text:p>
          </table:table-cell>
          <table:table-cell table:style-name="ce40" table:formula="of:=IF([.E31]=&quot;&quot;;[.C31];CONCATENATE([.C31];&quot; / &quot;;[.E31]))" office:value-type="string" office:string-value=" / N-35-35-28.697204 E-139-34-50.039062">
            <text:p><text:s/>/ N-35-35-28.697204 E-139-34-50.039062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5" table:formula="of:=[.F32]" office:value-type="string" office:string-value="N-35-31-21.367492 E-139-30-55.041503">
            <text:p>N-35-31-21.367492 E-139-30-55.041503</text:p>
          </table:table-cell>
          <table:table-cell table:style-name="ce5" office:value-type="string">
            <text:p>N-35-31-21.367492 E-139-30-55.041503</text:p>
          </table:table-cell>
          <table:table-cell table:style-name="ce40" table:formula="of:=IF([.E32]=&quot;&quot;;[.C32];CONCATENATE([.C32];&quot; / &quot;;[.E32]))" office:value-type="string" office:string-value=" / N-35-31-21.367492 E-139-30-55.041503">
            <text:p><text:s/>/ N-35-31-21.367492 E-139-30-55.04150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3]" office:value-type="string" office:string-value="N-35-31-21.367492 E-139-30-55.041503">
            <text:p>N-35-31-21.367492 E-139-30-55.041503</text:p>
          </table:table-cell>
          <table:table-cell table:style-name="ce5" office:value-type="string">
            <text:p>N-35-31-21.367492 E-139-30-55.041503</text:p>
          </table:table-cell>
          <table:table-cell table:style-name="ce40" table:formula="of:=IF([.E33]=&quot;&quot;;[.C33];CONCATENATE([.C33];&quot; / &quot;;[.E33]))" office:value-type="string" office:string-value=" / N-35-31-21.367492 E-139-30-55.041503">
            <text:p><text:s/>/ N-35-31-21.367492 E-139-30-55.04150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 office:value-type="string">
            <text:p>N-35-35-28.710937 E-139-34-49.379882</text:p>
          </table:table-cell>
          <table:table-cell table:style-name="ce40" table:formula="of:=IF([.E34]=&quot;&quot;;[.C34];CONCATENATE([.C34];&quot; / &quot;;[.E3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 office:value-type="string">
            <text:p>N-35-35-28.697204 E-139-34-49.270019</text:p>
          </table:table-cell>
          <table:table-cell table:style-name="ce40" table:formula="of:=IF([.E35]=&quot;&quot;;[.C35];CONCATENATE([.C35];&quot; / &quot;;[.E3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 office:value-type="string">
            <text:p>N-35-35-28.683471 E-139-34-49.270019</text:p>
          </table:table-cell>
          <table:table-cell table:style-name="ce40" table:formula="of:=IF([.E36]=&quot;&quot;;[.C36];CONCATENATE([.C36];&quot; / &quot;;[.E3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12"/>
          <table:table-cell table:style-name="ce5"/>
          <table:table-cell table:style-name="ce5" office:value-type="string">
            <text:p>N-35-35-28.669738 E-139-34-49.599609</text:p>
          </table:table-cell>
          <table:table-cell table:style-name="ce40" table:formula="of:=IF([.E37]=&quot;&quot;;[.C37];CONCATENATE([.C37];&quot; / &quot;;[.E3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 office:value-type="string">
            <text:p>N-35-35-28.642272 E-139-34-49.379882</text:p>
          </table:table-cell>
          <table:table-cell table:style-name="ce40" table:formula="of:=IF([.E38]=&quot;&quot;;[.C38];CONCATENATE([.C38];&quot; / &quot;;[.E3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 office:value-type="string">
            <text:p>N-35-35-28.683471 E-139-34-49.324951</text:p>
          </table:table-cell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8"/>
          <table:table-cell table:style-name="ce12"/>
          <table:table-cell table:style-name="ce5"/>
          <table:table-cell table:style-name="ce5" office:value-type="string">
            <text:p>N-35-35-28.710937 E-139-34-49.270019</text:p>
          </table:table-cell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12"/>
          <table:table-cell table:style-name="ce5"/>
          <table:table-cell table:style-name="ce5" office:value-type="string">
            <text:p>N-35-35-28.710937 E-139-34-49.379882</text:p>
          </table:table-cell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21"/>
          <table:table-cell table:style-name="ce5"/>
          <table:table-cell table:style-name="ce5" office:value-type="string">
            <text:p>N-35-35-28.62854 E-139-34-49.270019</text:p>
          </table:table-cell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 office:value-type="string">
            <text:p>N-35-35-28.642272 E-139-34-49.654541</text:p>
          </table:table-cell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2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8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5"/>
          <table:table-cell table:style-name="ce5"/>
          <table:table-cell table:style-name="ce5"/>
          <table:table-cell table:style-name="ce40" table:formula="of:=IF([.E81]=&quot;&quot;;[.C81];CONCATENATE([.C81];&quot; / &quot;;[.E81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1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2:.C24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8])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2:Sheet1.C247" table:on-update-keep-styles="true" table:on-update-keep-size="false"/>
        <table:database-range table:name="XXX" table:target-range-address="Sheet1.B242:Sheet1.B242" table:on-update-keep-styles="true" table:on-update-keep-size="false"/>
        <table:database-range table:name="XXX_music" table:target-range-address="Sheet1.B243:Sheet1.B24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3">2022/01/03</text:date>, <text:time>00:39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1-03T00:39:08.68</dc:date>
    <dc:creator>iwabuchi ken</dc:creator>
    <meta:editing-duration>P41DT14H33M49S</meta:editing-duration>
    <meta:editing-cycles>14139</meta:editing-cycles>
    <meta:document-statistic meta:table-count="1" meta:cell-count="454" meta:object-count="0"/>
    <meta:user-defined meta:name="qrichtext">1</meta:user-defined>
  </office:meta>
</office:document-meta>
</file>